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cm" fo:margin-bottom="0.353cm" loext:contextual-spacing="true" fo:text-align="justify" style:justify-single-word="false"/>
      <style:text-properties fo:color="#000000" officeooo:rsid="00749c25" officeooo:paragraph-rsid="00749c25" style:font-name-asian="Times New Roman" style:font-name-complex="Calibri1"/>
    </style:style>
    <style:style style:name="P2" style:family="paragraph" style:parent-style-name="List_20_Paragraph" style:list-style-name="WWNum1">
      <style:paragraph-properties fo:margin-top="0cm" fo:margin-bottom="0.353cm" loext:contextual-spacing="true" fo:text-align="justify" style:justify-single-word="false"/>
      <style:text-properties fo:color="#000000" officeooo:rsid="00749c25" officeooo:paragraph-rsid="007a6738" style:font-name-asian="Times New Roman" style:font-name-complex="Calibri1"/>
    </style:style>
    <style:style style:name="P3" style:family="paragraph" style:parent-style-name="List_20_Paragraph" style:list-style-name="WWNum1">
      <style:paragraph-properties fo:margin-top="0cm" fo:margin-bottom="0.353cm" loext:contextual-spacing="true" fo:text-align="justify" style:justify-single-word="false"/>
      <style:text-properties fo:color="#000000" officeooo:rsid="0078065d" officeooo:paragraph-rsid="0078065d" style:font-name-asian="Times New Roman" style:font-name-complex="Calibri1"/>
    </style:style>
    <style:style style:name="P4" style:family="paragraph" style:parent-style-name="List_20_Paragraph" style:list-style-name="WWNum1">
      <style:paragraph-properties fo:margin-top="0cm" fo:margin-bottom="0.353cm" loext:contextual-spacing="true" fo:text-align="justify" style:justify-single-word="false"/>
      <style:text-properties fo:color="#000000" officeooo:rsid="0078065d" officeooo:paragraph-rsid="007a6738" style:font-name-asian="Times New Roman" style:font-name-complex="Calibri1"/>
    </style:style>
    <style:style style:name="P5" style:family="paragraph" style:parent-style-name="List_20_Paragraph" style:list-style-name="WWNum1">
      <style:paragraph-properties fo:margin-top="0cm" fo:margin-bottom="0.353cm" loext:contextual-spacing="true" fo:text-align="justify" style:justify-single-word="false"/>
      <style:text-properties fo:color="#000000" officeooo:rsid="007a6738" officeooo:paragraph-rsid="007a6738" style:font-name-asian="Times New Roman" style:font-name-complex="Calibri1"/>
    </style:style>
    <style:style style:name="P6" style:family="paragraph" style:parent-style-name="List_20_Paragraph" style:list-style-name="WWNum1" style:master-page-name="Standard">
      <style:paragraph-properties fo:margin-top="0cm" fo:margin-bottom="0.353cm" loext:contextual-spacing="true" fo:text-align="justify" style:justify-single-word="false" style:page-number="auto"/>
      <style:text-properties fo:color="#000000" officeooo:rsid="00749c25" officeooo:paragraph-rsid="007a6738" style:font-name-asian="Times New Roman" style:font-name-complex="Calibri1"/>
    </style:style>
    <style:style style:name="P7" style:family="paragraph" style:parent-style-name="List_20_Paragraph" style:list-style-name="WWNum1">
      <style:paragraph-properties fo:margin-left="0cm" fo:margin-right="0cm" fo:margin-top="0cm" fo:margin-bottom="0.353cm" loext:contextual-spacing="true" fo:text-align="justify" style:justify-single-word="false" fo:text-indent="0cm" style:auto-text-indent="false"/>
      <style:text-properties fo:color="#000000" officeooo:rsid="00749c25" officeooo:paragraph-rsid="00749c25" style:font-name-asian="Times New Roman" style:font-name-complex="Calibri1"/>
    </style:style>
    <style:style style:name="T1" style:family="text">
      <style:text-properties officeooo:rsid="0075cf9b"/>
    </style:style>
    <style:style style:name="T2" style:family="text">
      <style:text-properties fo:font-weight="bold" officeooo:rsid="0075cf9b" style:font-weight-asian="bold" style:font-weight-complex="bold"/>
    </style:style>
    <style:style style:name="T3" style:family="text">
      <style:text-properties fo:font-weight="bold" officeooo:rsid="0078b7ba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ff0000" fo:font-weight="bold" officeooo:rsid="0075cf9b" style:font-weight-asian="bold" style:font-weight-complex="bold"/>
    </style:style>
    <style:style style:name="T6" style:family="text">
      <style:text-properties fo:color="#ff0000" fo:font-weight="bold" officeooo:rsid="0078b7ba" style:font-weight-asian="bold" style:font-weight-complex="bold"/>
    </style:style>
    <style:style style:name="T7" style:family="text">
      <style:text-properties fo:color="#ff0000" officeooo:rsid="00749c25"/>
    </style:style>
    <style:style style:name="T8" style:family="text">
      <style:text-properties officeooo:rsid="0078b7b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19986559291213832" text:style-name="WWNum1">
        <text:list-item>
          <text:p text:style-name="P6">Write an implementation of quick sort. <text:span text:style-name="T4">Also write the test cases.</text:span></text:p>
          <text:p text:style-name="P2">(Answer: QuickSort) <text:span text:style-name="T5">VVI and easy too</text:span></text:p>
        </text:list-item>
        <text:list-item>
          <text:p text:style-name="P5">Write an implementation of merge sort. Also write the test cases.</text:p>
          <text:p text:style-name="P5">(Answer: MergeSort) <text:span text:style-name="T5">VVI and easy too</text:span></text:p>
        </text:list-item>
        <text:list-item>
          <text:p text:style-name="P4">Write an implementation of <text:s/>heap sort.</text:p>
          <text:p text:style-name="P3">(Answer: HeapSort) <text:span text:style-name="T6">Not able to understand</text:span></text:p>
        </text:list-item>
        <text:list-item>
          <text:p text:style-name="P3"/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1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23:27:00</meta:creation-date>
    <meta:initial-creator>SONU</meta:initial-creator>
    <dc:language>en-IN</dc:language>
    <dc:date>2016-09-18T22:11:35.466262822</dc:date>
    <meta:editing-cycles>196</meta:editing-cycles>
    <meta:editing-duration>P3DT21H31M52S</meta:editing-duration>
    <meta:generator>LibreOffice/5.1.4.2$Linux_X86_64 LibreOffice_project/10m0$Build-2</meta:generator>
    <meta:document-statistic meta:table-count="0" meta:image-count="0" meta:object-count="0" meta:page-count="1" meta:paragraph-count="7" meta:word-count="50" meta:character-count="289" meta:non-whitespace-character-count="248"/>
    <meta:user-defined meta:name="AppVersion">16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